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Bookman Old Style" fo:font-size="12pt" officeooo:rsid="0074a39b" officeooo:paragraph-rsid="00143e19" style:font-size-asian="10.5pt" style:font-size-complex="12pt"/>
    </style:style>
    <style:style style:name="P2" style:family="paragraph" style:parent-style-name="Standard">
      <style:text-properties style:font-name="Bookman Old Style" fo:font-size="12pt" officeooo:rsid="007c2b99" officeooo:paragraph-rsid="00143e19" style:font-size-asian="10.5pt" style:font-size-complex="12pt"/>
    </style:style>
    <style:style style:name="P3" style:family="paragraph" style:parent-style-name="Standard">
      <style:text-properties style:font-name="Bookman Old Style" fo:font-size="12pt" officeooo:rsid="007d4e47" officeooo:paragraph-rsid="00143e19" style:font-size-asian="10.5pt" style:font-size-complex="12pt"/>
    </style:style>
    <style:style style:name="P4" style:family="paragraph" style:parent-style-name="Standard">
      <style:text-properties style:font-name="Bookman Old Style" fo:font-size="12pt" officeooo:rsid="0074b12b" officeooo:paragraph-rsid="00143e19" style:font-size-asian="10.5pt" style:font-size-complex="12pt"/>
    </style:style>
    <style:style style:name="P5" style:family="paragraph" style:parent-style-name="Standard">
      <style:text-properties style:font-name="Bookman Old Style" fo:font-size="12pt" officeooo:rsid="0077c748" officeooo:paragraph-rsid="00143e19" style:font-size-asian="10.5pt" style:font-size-complex="12pt"/>
    </style:style>
    <style:style style:name="P6" style:family="paragraph" style:parent-style-name="Standard">
      <style:text-properties style:font-name="Bookman Old Style" fo:font-size="12pt" officeooo:rsid="0078f83f" officeooo:paragraph-rsid="00143e19" style:font-size-asian="10.5pt" style:font-size-complex="12pt"/>
    </style:style>
    <style:style style:name="P7" style:family="paragraph" style:parent-style-name="Standard">
      <style:text-properties style:font-name="Bookman Old Style" fo:font-size="12pt" officeooo:rsid="007dce0b" officeooo:paragraph-rsid="00143e19" style:font-size-asian="10.5pt" style:font-size-complex="12pt"/>
    </style:style>
    <style:style style:name="P8" style:family="paragraph" style:parent-style-name="Standard">
      <style:text-properties style:font-name="Bookman Old Style" fo:font-size="12pt" officeooo:rsid="007f94e2" officeooo:paragraph-rsid="00143e19" style:font-size-asian="10.5pt" style:font-size-complex="12pt"/>
    </style:style>
    <style:style style:name="P9" style:family="paragraph" style:parent-style-name="Standard">
      <style:text-properties fo:font-size="24pt" style:font-size-asian="24pt" style:font-size-complex="24pt"/>
    </style:style>
    <style:style style:name="P10" style:family="paragraph" style:parent-style-name="Standard">
      <style:text-properties fo:font-size="24pt" fo:language="en" fo:country="US" officeooo:rsid="000a7c6c" officeooo:paragraph-rsid="000a7c6c" style:font-size-asian="24pt" style:font-size-complex="24pt"/>
    </style:style>
    <style:style style:name="P11" style:family="paragraph" style:parent-style-name="Standard">
      <style:text-properties fo:font-size="14pt" fo:language="en" fo:country="US" officeooo:rsid="000fab18" officeooo:paragraph-rsid="000fab18" style:font-size-asian="14pt" style:font-size-complex="14pt"/>
    </style:style>
    <style:style style:name="P12" style:family="paragraph" style:parent-style-name="Standard">
      <style:text-properties fo:font-size="14pt" fo:language="en" fo:country="US" officeooo:rsid="000a7c6c" officeooo:paragraph-rsid="000a7c6c" style:font-size-asian="14pt" style:font-size-complex="14pt"/>
    </style:style>
    <style:style style:name="P13" style:family="paragraph" style:parent-style-name="Standard">
      <style:text-properties fo:font-size="14pt" fo:language="en" fo:country="US" officeooo:rsid="000a7c6c" officeooo:paragraph-rsid="000ad2b5" style:font-size-asian="14pt" style:font-size-complex="14pt"/>
    </style:style>
    <style:style style:name="P14" style:family="paragraph" style:parent-style-name="Standard">
      <style:text-properties fo:font-size="24pt" fo:language="en" fo:country="US" officeooo:rsid="000ad2b5" officeooo:paragraph-rsid="000ad2b5" style:font-size-asian="24pt" style:font-size-complex="24pt"/>
    </style:style>
    <style:style style:name="P15" style:family="paragraph" style:parent-style-name="Standard">
      <style:text-properties fo:font-size="14pt" fo:language="en" fo:country="US" officeooo:rsid="000ad2b5" officeooo:paragraph-rsid="000ad2b5" style:font-size-asian="14pt" style:font-size-complex="14pt"/>
    </style:style>
    <style:style style:name="P16" style:family="paragraph" style:parent-style-name="Standard">
      <style:text-properties fo:font-size="14pt" fo:language="en" fo:country="US" officeooo:rsid="00108934" officeooo:paragraph-rsid="00108934" style:font-size-asian="12.25pt" style:font-size-complex="14pt"/>
    </style:style>
    <style:style style:name="P17" style:family="paragraph" style:parent-style-name="Standard">
      <style:text-properties fo:font-size="14pt" fo:language="en" fo:country="US" officeooo:rsid="000ad2b5" officeooo:paragraph-rsid="000ad2b5" style:font-size-asian="12.25pt" style:font-size-complex="14pt"/>
    </style:style>
    <style:style style:name="P18" style:family="paragraph" style:parent-style-name="Standard">
      <style:text-properties fo:font-size="12pt" fo:language="en" fo:country="US" officeooo:rsid="000ad2b5" officeooo:paragraph-rsid="000ad2b5" style:font-size-asian="10.5pt" style:font-size-complex="12pt"/>
    </style:style>
    <style:style style:name="T1" style:family="text">
      <style:text-properties style:text-position="super 58%"/>
    </style:style>
    <style:style style:name="T2" style:family="text">
      <style:text-properties officeooo:rsid="000ad2b5"/>
    </style:style>
    <style:style style:name="T3" style:family="text">
      <style:text-properties officeooo:rsid="00108934"/>
    </style:style>
    <style:style style:name="T4" style:family="text">
      <style:text-properties officeooo:rsid="000fab18"/>
    </style:style>
    <style:style style:name="T5" style:family="text">
      <style:text-properties style:font-name="Bookman Old Style" officeooo:rsid="00248c4b"/>
    </style:style>
    <style:style style:name="T6" style:family="text">
      <style:text-properties style:font-name="Bookman Old Style" officeooo:rsid="002639e3"/>
    </style:style>
    <style:style style:name="T7" style:family="text">
      <style:text-properties officeooo:rsid="000e5847"/>
    </style:style>
    <style:style style:name="T8" style:family="text">
      <style:text-properties style:text-position="0% 100%" officeooo:rsid="000b25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eton</text:p>
      <text:p text:style-name="P2">human</text:p>
      <text:p text:style-name="P3">younger 20-22</text:p>
      <text:p text:style-name="P1">Rich fuckhead</text:p>
      <text:p text:style-name="P1">rage bait his family</text:p>
      <text:p text:style-name="P4">2<text:span text:style-name="T1">nd</text:span> to 17<text:span text:style-name="T1">th</text:span> child</text:p>
      <text:p text:style-name="P4">no land </text:p>
      <text:p text:style-name="P4">occultus family</text:p>
      <text:p text:style-name="P4">swagged out</text:p>
      <text:p text:style-name="P4">a real kid</text:p>
      <text:p text:style-name="P5">has a million fake friends.</text:p>
      <text:p text:style-name="P5">Not married but playing the field.</text:p>
      <text:p text:style-name="P6">Accedently did somthing bad that would have been a life sentence, but family got it reduced because didn’t want it associated with family. So now you are a mercenary.</text:p>
      <text:p text:style-name="P7">Why cant we be normal, not at home becase jaded about how weird they are.</text:p>
      <text:p text:style-name="P8">Has sold weed to the emporor.</text:p>
      <text:p text:style-name="P8"/>
      <text:p text:style-name="Standard"/>
      <text:p text:style-name="Standard"/>
      <text:p text:style-name="Standard">Fillout form Coletons guy Bruno Von-Necramo</text:p>
      <text:p text:style-name="Standard"/>
      <text:p text:style-name="Standard">Who are your parents and what is your familiarity with them.</text:p>
      <text:p text:style-name="Standard">Solomon Von-Necramo (father): an experienced businessman always looking to cut a deal, Bruno has a tensed relationship with his father as the black sheep of the family. Solomon constantly feels disappointed in his youngest sons inability to merge into the world of the families politics and business.</text:p>
      <text:p text:style-name="Standard"/>
      <text:p text:style-name="Standard">Hermes Von-Necramo (mother): a busy noblewoman who spends most of her time dancing through the politics of capital city. A silver tongue and cunning wit make her an influential force. Bruno grew out of his mothers love when his younger sister was born, Hermes puts pressure on Bruno to marry into one of the other noble families in the city and Bruno likes to avoid the topic.</text:p>
      <text:p text:style-name="Standard"/>
      <text:p text:style-name="Standard">Which of your parents is the head of the house.</text:p>
      <text:p text:style-name="Standard">Solomon Von-Necramo is the head of the house as his grandfather paved the way for the families business and alignment with the Empire and passed down his magical research.</text:p>
      <text:p text:style-name="Standard"/>
      <text:p text:style-name="Standard">What family did the other parent come from.</text:p>
      <text:p text:style-name="Standard">Hermes Von-Necramo comes from the Hoenheim family, a devoted religious noble house from which she learned her clerical skills.</text:p>
      <text:p text:style-name="Standard"/>
      <text:p text:style-name="Standard">What positions do your parents hold. At least 1 would hold a Minister title or equivalent. Though one can just be at home</text:p>
      <text:p text:style-name="Standard">Something to do with a ministry of ritual practices or smth idk man its your setting.</text:p>
      <text:p text:style-name="Standard">Solomon has day job in political office type gig, Hermes is kinda stay at home mom but gets a lot of social climbing done.</text:p>
      <text:p text:style-name="Standard"/>
      <text:p text:style-name="P9">any additional parent information</text:p>
      <text:p text:style-name="Standard">Weird Addams family type love where they might kill eachother in the process of courting.</text:p>
      <text:p text:style-name="Standard"><text:soft-page-break/>Family Name.</text:p>
      <text:p text:style-name="Standard">Von-Necramo, stylized capital VN as family crest.</text:p>
      <text:p text:style-name="Standard">additional family members of note, Aunts, uncles grandparents, elders etc.</text:p>
      <text:p text:style-name="Standard">Most family members should be trained in either magic or religion, you can pick whose who unless i say specifically.</text:p>
      <text:p text:style-name="Standard"/>
      <text:p text:style-name="Standard">Wacky aunt Crowley: wine aunt (married into family and husband (Solomons brother Germaine) died.</text:p>
      <text:p text:style-name="Standard">Grandma Lizz (Elizabeth): old zombie ass lady, Solomons Mother.</text:p>
      <text:p text:style-name="Standard"/>
      <text:p text:style-name="Standard">How many older siblings do you have (min 2)</text:p>
      <text:p text:style-name="Standard">4</text:p>
      <text:p text:style-name="Standard"/>
      <text:p text:style-name="Standard">Giordano: Eldest son, set to take over after Solomon, pretty much a mirror of Solomon in every way, the perfect son.</text:p>
      <text:p text:style-name="Standard"/>
      <text:p text:style-name="Standard">Dion: Second son, gloomy artist kid with infinite wealth to make infinite edgy semi shitty art.</text:p>
      <text:p text:style-name="Standard"/>
      <text:p text:style-name="Standard">Betty Ann: Oldest sister, genuinely caring and loving goldenchild, out of place blonde in this fucked up goth family.</text:p>
      <text:p text:style-name="Standard"/>
      <text:p text:style-name="Standard">Helena: slightly older sister, moody unsatisfiable go-getter, same drive to please parents as Bruno but successful, general rivalry with Bruno.</text:p>
      <text:p text:style-name="Standard"/>
      <text:p text:style-name="Standard">how many younger siblings do you have (can be 0)</text:p>
      <text:p text:style-name="Standard">1</text:p>
      <text:p text:style-name="Standard">Emilia: demon baby sister.</text:p>
      <text:p text:style-name="Standard"/>
      <text:p text:style-name="Standard">if you have any notable relations with anyone in your family.</text:p>
      <text:p text:style-name="Standard"><text:tab/>Betty Ann genuinely cares about Bruno and can very clearly see the path hes headed down and tries her best to be a good older sister and guide him, Bruno doesnt really listen and thinks shes just as weird as every other family member even if shes the “normal one”.</text:p>
      <text:p text:style-name="Standard"><text:tab/></text:p>
      <text:p text:style-name="Standard"><text:tab/>Helena is only a year or two older than Bruno and seeks to overshadow him whenever possible, will not hesitate to lambast Bruno about his shortcomings. Out of all his family Bruno wishes to prove Helena wrong the most.</text:p>
      <text:p text:style-name="Standard"/>
      <text:p text:style-name="Standard">Any hobbies outside of your duties to your house.</text:p>
      <text:p text:style-name="Standard">Bruno shares interests with most of family, but is outshone by them almost all the time so he suppresses any hobbies he would have.</text:p>
      <text:p text:style-name="Standard"><text:s/></text:p>
      <text:p text:style-name="Standard">He enjoys drawing but his artist brother is better than he’ll ever be</text:p>
      <text:p text:style-name="Standard">He does the family job well but is there any reason when Girodano does it perfectly.</text:p>
      <text:p text:style-name="Standard"/>
      <text:p text:style-name="Standard">any notable relations to anyone outside of your family</text:p>
      <text:p text:style-name="Standard">Might want to make a general squad of unlikeable rich kids Bruno desperately wants to befriend.</text:p>
      <text:p text:style-name="Standard"/>
      <text:p text:style-name="Standard">Any friends you would have.</text:p>
      <text:p text:style-name="Standard">Fake ass friends with dumb names like Wiltwell or Maximillian or Bethany.</text:p>
      <text:p text:style-name="Standard"/>
      <text:p text:style-name="Standard"><text:soft-page-break/>The formal school/ university you would have went to. Generally you would be expected to attend one for something, your parents would have insisted, heavily. You could have completed it, dropped out, or still be in the process. Can also not have gone to one. There is a default, good university that nobles go to if you dont want to make one.</text:p>
      <text:p text:style-name="Standard"/>
      <text:p text:style-name="Standard">Holy Institute of St Goss Horaa, completed courses but family wants Bruno to go back for the equivalent of phd or masters or whatever.</text:p>
      <text:p text:style-name="Standard"/>
      <text:p text:style-name="Standard">Dont need an answer right away but you need a few starting ideas why you would be undertaking dangerous Adventuring/Mercenary work at the moment.</text:p>
      <text:p text:style-name="Standard">Fullmetal Alchemist giant countrywide ritual circle, think about it.</text:p>
      <text:p text:style-name="Standard"/>
      <text:p text:style-name="Standard">You would likely be an established noble with at least 4 generations likely closer to at least 7. You can be a newer noble tho. A vague family tree would be nice, I can make one for you if you want as well.</text:p>
      <text:p text:style-name="Standard"><text:tab/>Family tree incoming eventually</text:p>
      <text:p text:style-name="Standard"/>
      <text:p text:style-name="Standard"/>
      <text:p text:style-name="P10">Tree</text:p>
      <text:p text:style-name="P10">8<text:span text:style-name="T1">th</text:span> generation</text:p>
      <text:p text:style-name="P11">Carmen Necramo</text:p>
      <text:p text:style-name="P10">7<text:span text:style-name="T1">th</text:span> generation</text:p>
      <text:p text:style-name="P12">Giordano Scion of house Necramo (married) <text:tab/><text:tab/><text:span text:style-name="T2">age: </text:span><text:span text:style-name="T3">late 30s</text:span></text:p>
      <text:p text:style-name="P11">Ada Necramo Viche NAME<text:tab/><text:tab/><text:tab/><text:tab/><text:tab/><text:span text:style-name="T3">age: late 30s</text:span></text:p>
      <text:p text:style-name="P13"><text:span text:style-name="T2">Tauromo </text:span>Dion<text:span text:style-name="T2"> Necramo</text:span><text:tab/><text:tab/><text:tab/><text:tab/><text:tab/><text:tab/><text:span text:style-name="T2">age: </text:span><text:span text:style-name="T3">late 20s</text:span></text:p>
      <text:p text:style-name="P13">Betty Ann<text:span text:style-name="T2"> Necramo</text:span><text:tab/><text:tab/><text:tab/><text:tab/><text:tab/><text:tab/><text:span text:style-name="T2">age: </text:span><text:span text:style-name="T3">mid 20s</text:span></text:p>
      <text:p text:style-name="P11">Charlie Necramo Viche Smith<text:tab/><text:tab/><text:tab/><text:tab/><text:tab/><text:span text:style-name="T3">age: mid 20s</text:span></text:p>
      <text:p text:style-name="P13"><text:span text:style-name="T2">Tauromo </text:span>Helena <text:span text:style-name="T2">Necramo</text:span><text:tab/><text:tab/><text:tab/><text:tab/><text:tab/><text:span text:style-name="T2">age: </text:span><text:span text:style-name="T3">early 20s</text:span></text:p>
      <text:p text:style-name="P13">Bruno<text:tab/><text:span text:style-name="T2"> Necramo</text:span><text:tab/><text:tab/><text:tab/><text:tab/><text:tab/><text:tab/><text:tab/><text:span text:style-name="T2">age: 2</text:span><text:span text:style-name="T4">1</text:span></text:p>
      <text:p text:style-name="P13">Emilia <text:span text:style-name="T2">Necramo</text:span><text:tab/><text:tab/><text:tab/><text:tab/><text:tab/><text:tab/><text:tab/><text:span text:style-name="T2">age: </text:span><text:span text:style-name="T3">a baby</text:span></text:p>
      <text:p text:style-name="P12"/>
      <text:p text:style-name="P14">6<text:span text:style-name="T1">th</text:span> generation</text:p>
      <text:p text:style-name="P15"><text:span text:style-name="T5">Veauba</text:span><text:span text:style-name="T6">y</text:span><text:span text:style-name="T5">s</text:span><text:span text:style-name="T6">a</text:span><text:span text:style-name="T5">no </text:span>Solomon Necramo <text:tab/><text:tab/><text:tab/><text:tab/><text:span text:style-name="T4">age:</text:span><text:span text:style-name="T3">6</text:span><text:span text:style-name="T4">0+</text:span></text:p>
      <text:p text:style-name="P15">Hermes Necramo Viche Hoenheim<text:tab/><text:tab/><text:tab/><text:tab/><text:span text:style-name="T4">age:</text:span><text:span text:style-name="T3">6</text:span><text:span text:style-name="T4">0+</text:span></text:p>
      <text:p text:style-name="P15"><text:span text:style-name="T4">Sir </text:span>Germaine Necramo<text:tab/><text:tab/><text:tab/><text:tab/><text:tab/><text:tab/><text:span text:style-name="T4">age:dead</text:span></text:p>
      <text:p text:style-name="P15"><text:span text:style-name="T7">Lisa</text:span> Necramo Viche <text:span text:style-name="T7">Crowley<text:tab/><text:tab/><text:tab/><text:tab/><text:tab/></text:span><text:span text:style-name="T4">age:</text:span><text:span text:style-name="T3">6</text:span><text:span text:style-name="T4">0+</text:span></text:p>
      <text:p text:style-name="P15"/>
      <text:p text:style-name="P14">5<text:span text:style-name="T1">th</text:span> generation</text:p>
      <text:p text:style-name="P16">TBD alive but</text:p>
      <text:p text:style-name="P17"/>
      <text:p text:style-name="P14"><text:span text:style-name="T8">4</text:span><text:span text:style-name="T1">th</text:span> generation</text:p>
      <text:p text:style-name="P14"><text:soft-page-break/><text:span text:style-name="T8">3</text:span><text:span text:style-name="T1">th</text:span> generation</text:p>
      <text:p text:style-name="P14"><text:span text:style-name="T8">2</text:span><text:span text:style-name="T1">th</text:span> generation</text:p>
      <text:p text:style-name="P14"><text:span text:style-name="T8">1</text:span><text:span text:style-name="T1">th</text:span> generation</text:p>
      <text:p text:style-name="P14"/>
      <text:p text:style-name="P18">Bruno Necramo Cheatsheet</text:p>
      <text:p text:style-name="P18"/>
      <text:p text:style-name="P18"/>
      <text:p text:style-name="P18">Solomon Necramo(50+):</text:p>
      <text:p text:style-name="P18">An experienced businessman always looking to cut a deal, Bruno has a tense relationship with his father as the black sheep of the family. Solomon constantly feels disappointed in his youngest sons inability to merge into the world of the family's politics and business. A very busy man who wants his family to make the most of themselves.</text:p>
      <text:p text:style-name="P18"/>
      <text:p text:style-name="P18">Hermes Necramo(50+):</text:p>
      <text:p text:style-name="P18">A busy noblewoman who spends most of her time dancing through the politics of capital city. A silver tongue and cunning wit make her an influential force. Bruno grew out of his mothers love when his younger sister was born, Hermes puts pressure on Bruno to marry into one of the other noble families in the city and Bruno likes to avoid the topic. She hails from a family highly devoted to the church and uses familial connections to influence it slightly.</text:p>
      <text:p text:style-name="P18"/>
      <text:p text:style-name="P18">Solomon and Hermes married with a mutual interest in polishing their families public images, the Necramo family benefited from appearing to align with the church's interests and Hermes’ family (The Hoenheims) benefited from appearing less zealous and more active within the Empire's social circles.</text:p>
      <text:p text:style-name="P18"/>
      <text:p text:style-name="P18">Giordano Necramo (late 30’s):</text:p>
      <text:p text:style-name="P18">Firstborn son of the Necramo family, Giordano is an exemplary son, following in Solomon's footsteps since he could walk Giordano is set to take over as the head of the family business in a few years.</text:p>
      <text:p text:style-name="P18"/>
      <text:p text:style-name="P18">Giordano has been married to Ada Necramo for 5 years and their son Carmen is 4 years old.</text:p>
      <text:p text:style-name="P18"/>
      <text:p text:style-name="P18">Dion Necramo (late 20’s):</text:p>
      <text:p text:style-name="P18">Second son of the family, Dion had much more freedom to explore his interests growing up and found a passion of the Arts. Dion has become a pseudo well known artist in the capital and is constantly behind productions of various plays or contributing works to events and galleries. </text:p>
      <text:p text:style-name="P18">Dion is not married but due to his prominence in the social scene of the Empire Solomon and Hermes do not bother him about it, this upsets Bruno greatly. </text:p>
      <text:p text:style-name="P18"/>
      <text:p text:style-name="P18">Betty-Anne Necramo (mid 20’s):</text:p>
      <text:p text:style-name="P18">The oldest daughter of the Necramo Family, a caring beauty who goes out of her way to get along with her family out of genuine love and care. The only family member with consistently positive interactions with Bruno.</text:p>
      <text:p text:style-name="P18"/>
      <text:p text:style-name="P18">Betty-Anne is married to Charlie, a typical hardworking family man that the Necramo family cant stand for no good reason. They have been trying for a child since they got married 2 years ago.</text:p>
      <text:p text:style-name="P18"/>
      <text:p text:style-name="P18"><text:soft-page-break/>Helena Necramo (very early 20’s):</text:p>
      <text:p text:style-name="P18">Being just older than Bruno has led to Helena fully embracing Brunos punching bag status, fueling a, for the most part, one sided rivalry between her and Bruno and feeling the constant need to one up him.</text:p>
      <text:p text:style-name="P18"/>
      <text:p text:style-name="P18">Emilia Necramo (just a baby):</text:p>
      <text:p text:style-name="P18">The newest Necramo sibling, after an almost 20 year pause of having children Solomon and Hermes have recently had Emilia. Bruno sees his baby sister as a replacement for him after his parents have seen how he turned out.</text:p>
      <text:p text:style-name="P18"/>
      <text:p text:style-name="P18">Aunt Liza Necramo (mid 40’s):</text:p>
      <text:p text:style-name="P18">Married Solomons brother Germain before his illness caused death and has remained in the family since Germains passing, The Necramo family doesnt mind her soft leeching since she reasons its to raise the twins shes now raising on her own (with the help of the families servants etc).</text:p>
      <text:p text:style-name="P18"/>
      <text:p text:style-name="P18">Elliot and Elena Necramo (preteens):</text:p>
      <text:p text:style-name="P18">Spoiled rotten twin children of Liza and Germain, their father passed shortly after they were born and have been raised by the house servants since. Born troublemakers.</text:p>
      <text:p text:style-name="P18"/>
      <text:p text:style-name="P18">Bruno Necramo was tutored from a young age in both sides of the family business, learning about magic and religion from the best tutors the Necramos could afford. Although Bruno displayed an aptitude for the teachings, he was surrounded by the excellence and efforts of his siblings and so he found himself constantly overlooked in the eyes of his parents and society, developing a laissez-faire mentality and deep unfulfillment. </text:p>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8T19:01:21.245417700</meta:creation-date>
    <dc:date>2025-11-14T11:51:15.112413300</dc:date>
    <meta:editing-duration>P7DT8H6M5S</meta:editing-duration>
    <meta:editing-cycles>6</meta:editing-cycles>
    <meta:generator>LibreOffice/25.2.6.2$Windows_X86_64 LibreOffice_project/729c5bfe710f5eb71ed3bbde9e06a6065e9c6c5d</meta:generator>
    <meta:document-statistic meta:table-count="0" meta:image-count="0" meta:object-count="0" meta:page-count="5" meta:paragraph-count="109" meta:word-count="1633" meta:character-count="9533" meta:non-whitespace-character-count="7945"/>
  </office:meta>
</office:document-meta>
</file>